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4328.82" calcext:value-type="float">
            <text:p>4328,82</text:p>
          </table:table-cell>
          <table:table-cell office:value-type="float" office:value="80.44" calcext:value-type="float">
            <text:p>80,44</text:p>
          </table:table-cell>
          <table:table-cell office:value-type="float" office:value="115.8" calcext:value-type="float">
            <text:p>115,8</text:p>
          </table:table-cell>
          <table:table-cell office:value-type="float" office:value="345.89" calcext:value-type="float">
            <text:p>345,89</text:p>
          </table:table-cell>
          <table:table-cell office:value-type="float" office:value="244.11" calcext:value-type="float">
            <text:p>244,11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2884.23" calcext:value-type="float">
            <text:p>12884,23</text:p>
          </table:table-cell>
          <table:table-cell office:value-type="float" office:value="71.63" calcext:value-type="float">
            <text:p>71,63</text:p>
          </table:table-cell>
          <table:table-cell office:value-type="float" office:value="125.14" calcext:value-type="float">
            <text:p>125,14</text:p>
          </table:table-cell>
          <table:table-cell office:value-type="float" office:value="274.83" calcext:value-type="float">
            <text:p>274,83</text:p>
          </table:table-cell>
          <table:table-cell office:value-type="float" office:value="246.09" calcext:value-type="float">
            <text:p>246,09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3799.7" calcext:value-type="float">
            <text:p>13799,7</text:p>
          </table:table-cell>
          <table:table-cell office:value-type="float" office:value="134.21" calcext:value-type="float">
            <text:p>134,21</text:p>
          </table:table-cell>
          <table:table-cell office:value-type="float" office:value="247.84" calcext:value-type="float">
            <text:p>247,84</text:p>
          </table:table-cell>
          <table:table-cell office:value-type="float" office:value="460.25" calcext:value-type="float">
            <text:p>460,25</text:p>
          </table:table-cell>
          <table:table-cell office:value-type="float" office:value="408.38" calcext:value-type="float">
            <text:p>408,38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57.69" calcext:value-type="float">
            <text:p>357,69</text:p>
          </table:table-cell>
          <table:table-cell office:value-type="float" office:value="5.84" calcext:value-type="float">
            <text:p>5,84</text:p>
          </table:table-cell>
          <table:table-cell office:value-type="float" office:value="10.34" calcext:value-type="float">
            <text:p>10,34</text:p>
          </table:table-cell>
          <table:table-cell office:value-type="float" office:value="18.44" calcext:value-type="float">
            <text:p>18,44</text:p>
          </table:table-cell>
          <table:table-cell office:value-type="float" office:value="18.51" calcext:value-type="float">
            <text:p>18,51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2249.5" calcext:value-type="float">
            <text:p>2249,5</text:p>
          </table:table-cell>
          <table:table-cell office:value-type="float" office:value="96.56" calcext:value-type="float">
            <text:p>96,56</text:p>
          </table:table-cell>
          <table:table-cell office:value-type="float" office:value="132.23" calcext:value-type="float">
            <text:p>132,23</text:p>
          </table:table-cell>
          <table:table-cell office:value-type="float" office:value="184.29" calcext:value-type="float">
            <text:p>184,29</text:p>
          </table:table-cell>
          <table:table-cell office:value-type="float" office:value="173.45" calcext:value-type="float">
            <text:p>173,4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890.97" calcext:value-type="float">
            <text:p>7890,97</text:p>
          </table:table-cell>
          <table:table-cell office:value-type="float" office:value="66.79" calcext:value-type="float">
            <text:p>66,79</text:p>
          </table:table-cell>
          <table:table-cell office:value-type="float" office:value="106.04" calcext:value-type="float">
            <text:p>106,04</text:p>
          </table:table-cell>
          <table:table-cell office:value-type="float" office:value="267.26" calcext:value-type="float">
            <text:p>267,26</text:p>
          </table:table-cell>
          <table:table-cell office:value-type="float" office:value="179.59" calcext:value-type="float">
            <text:p>179,59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486.61" calcext:value-type="float">
            <text:p>2486,61</text:p>
          </table:table-cell>
          <table:table-cell office:value-type="float" office:value="14.27" calcext:value-type="float">
            <text:p>14,27</text:p>
          </table:table-cell>
          <table:table-cell office:value-type="float" office:value="19.46" calcext:value-type="float">
            <text:p>19,46</text:p>
          </table:table-cell>
          <table:table-cell office:value-type="float" office:value="51.84" calcext:value-type="float">
            <text:p>51,84</text:p>
          </table:table-cell>
          <table:table-cell office:value-type="float" office:value="45.53" calcext:value-type="float">
            <text:p>45,53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056.3" calcext:value-type="float">
            <text:p>1056,3</text:p>
          </table:table-cell>
          <table:table-cell office:value-type="float" office:value="135.68" calcext:value-type="float">
            <text:p>135,68</text:p>
          </table:table-cell>
          <table:table-cell office:value-type="float" office:value="209.17" calcext:value-type="float">
            <text:p>209,17</text:p>
          </table:table-cell>
          <table:table-cell office:value-type="float" office:value="172.41" calcext:value-type="float">
            <text:p>172,41</text:p>
          </table:table-cell>
          <table:table-cell office:value-type="float" office:value="423.42" calcext:value-type="float">
            <text:p>423,42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4331.65" calcext:value-type="float">
            <text:p>4331,65</text:p>
          </table:table-cell>
          <table:table-cell office:value-type="float" office:value="29.45" calcext:value-type="float">
            <text:p>29,45</text:p>
          </table:table-cell>
          <table:table-cell office:value-type="float" office:value="63.2" calcext:value-type="float">
            <text:p>63,2</text:p>
          </table:table-cell>
          <table:table-cell office:value-type="float" office:value="85.07" calcext:value-type="float">
            <text:p>85,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4354.02" calcext:value-type="float">
            <text:p>4354,02</text:p>
          </table:table-cell>
          <table:table-cell office:value-type="float" office:value="47.89" calcext:value-type="float">
            <text:p>47,89</text:p>
          </table:table-cell>
          <table:table-cell office:value-type="float" office:value="97.65" calcext:value-type="float">
            <text:p>97,65</text:p>
          </table:table-cell>
          <table:table-cell office:value-type="float" office:value="238.28" calcext:value-type="float">
            <text:p>238,28</text:p>
          </table:table-cell>
          <table:table-cell office:value-type="float" office:value="144.54" calcext:value-type="float">
            <text:p>144,54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92.34" calcext:value-type="float">
            <text:p>192,34</text:p>
          </table:table-cell>
          <table:table-cell office:value-type="float" office:value="4.67" calcext:value-type="float">
            <text:p>4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5.36" calcext:value-type="float">
            <text:p>15,36</text:p>
          </table:table-cell>
          <table:table-cell office:value-type="float" office:value="16.67" calcext:value-type="float">
            <text:p>16,67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3354.75" calcext:value-type="float">
            <text:p>3354,75</text:p>
          </table:table-cell>
          <table:table-cell office:value-type="float" office:value="28.78" calcext:value-type="float">
            <text:p>28,78</text:p>
          </table:table-cell>
          <table:table-cell office:value-type="float" office:value="47.04" calcext:value-type="float">
            <text:p>47,04</text:p>
          </table:table-cell>
          <table:table-cell office:value-type="float" office:value="94.87" calcext:value-type="float">
            <text:p>94,87</text:p>
          </table:table-cell>
          <table:table-cell office:value-type="float" office:value="72.7" calcext:value-type="float">
            <text:p>72,7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833.86" calcext:value-type="float">
            <text:p>1833,86</text:p>
          </table:table-cell>
          <table:table-cell office:value-type="float" office:value="33.14" calcext:value-type="float">
            <text:p>33,14</text:p>
          </table:table-cell>
          <table:table-cell office:value-type="float" office:value="57.26" calcext:value-type="float">
            <text:p>57,26</text:p>
          </table:table-cell>
          <table:table-cell office:value-type="float" office:value="122.12" calcext:value-type="float">
            <text:p>122,12</text:p>
          </table:table-cell>
          <table:table-cell office:value-type="float" office:value="123.03" calcext:value-type="float">
            <text:p>123,03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5934.35" calcext:value-type="float">
            <text:p>5934,35</text:p>
          </table:table-cell>
          <table:table-cell office:value-type="float" office:value="41.79" calcext:value-type="float">
            <text:p>41,79</text:p>
          </table:table-cell>
          <table:table-cell office:value-type="float" office:value="77.59" calcext:value-type="float">
            <text:p>77,59</text:p>
          </table:table-cell>
          <table:table-cell office:value-type="float" office:value="156.76" calcext:value-type="float">
            <text:p>156,76</text:p>
          </table:table-cell>
          <table:table-cell office:value-type="float" office:value="121.64" calcext:value-type="float">
            <text:p>121,6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307.99" calcext:value-type="float">
            <text:p>307,99</text:p>
          </table:table-cell>
          <table:table-cell office:value-type="float" office:value="5.03" calcext:value-type="float">
            <text:p>5,03</text:p>
          </table:table-cell>
          <table:table-cell office:value-type="float" office:value="9.34" calcext:value-type="float">
            <text:p>9,34</text:p>
          </table:table-cell>
          <table:table-cell office:value-type="float" office:value="23.07" calcext:value-type="float">
            <text:p>23,07</text:p>
          </table:table-cell>
          <table:table-cell office:value-type="float" office:value="18.13" calcext:value-type="float">
            <text:p>18,13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372.89" calcext:value-type="float">
            <text:p>1372,89</text:p>
          </table:table-cell>
          <table:table-cell office:value-type="float" office:value="615.37" calcext:value-type="float">
            <text:p>615,37</text:p>
          </table:table-cell>
          <table:table-cell office:value-type="float" office:value="664.27" calcext:value-type="float">
            <text:p>664,27</text:p>
          </table:table-cell>
          <table:table-cell office:value-type="float" office:value="301.61" calcext:value-type="float">
            <text:p>301,61</text:p>
          </table:table-cell>
          <table:table-cell office:value-type="float" office:value="725.31" calcext:value-type="float">
            <text:p>725,31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5222.77" calcext:value-type="float">
            <text:p>5222,77</text:p>
          </table:table-cell>
          <table:table-cell office:value-type="float" office:value="62.89" calcext:value-type="float">
            <text:p>62,89</text:p>
          </table:table-cell>
          <table:table-cell office:value-type="float" office:value="97.66" calcext:value-type="float">
            <text:p>97,66</text:p>
          </table:table-cell>
          <table:table-cell office:value-type="float" office:value="105.36" calcext:value-type="float">
            <text:p>105,36</text:p>
          </table:table-cell>
          <table:table-cell office:value-type="float" office:value="149.86" calcext:value-type="float">
            <text:p>149,86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85.02" calcext:value-type="float">
            <text:p>85,02</text:p>
          </table:table-cell>
          <table:table-cell office:value-type="float" office:value="10.58" calcext:value-type="float">
            <text:p>10,58</text:p>
          </table:table-cell>
          <table:table-cell office:value-type="float" office:value="17.74" calcext:value-type="float">
            <text:p>17,74</text:p>
          </table:table-cell>
          <table:table-cell office:value-type="float" office:value="17.99" calcext:value-type="float">
            <text:p>17,99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405.92" calcext:value-type="float">
            <text:p>1405,92</text:p>
          </table:table-cell>
          <table:table-cell office:value-type="float" office:value="536.56" calcext:value-type="float">
            <text:p>536,56</text:p>
          </table:table-cell>
          <table:table-cell office:value-type="float" office:value="246.18" calcext:value-type="float">
            <text:p>246,18</text:p>
          </table:table-cell>
          <table:table-cell office:value-type="float" office:value="594.38" calcext:value-type="float">
            <text:p>594,38</text:p>
          </table:table-cell>
          <table:table-cell office:value-type="float" office:value="594.28" calcext:value-type="float">
            <text:p>594,28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4328.64" calcext:value-type="float">
            <text:p>4328,64</text:p>
          </table:table-cell>
          <table:table-cell office:value-type="float" office:value="55.24" calcext:value-type="float">
            <text:p>55,24</text:p>
          </table:table-cell>
          <table:table-cell office:value-type="float" office:value="81.44" calcext:value-type="float">
            <text:p>81,44</text:p>
          </table:table-cell>
          <table:table-cell office:value-type="float" office:value="238.3" calcext:value-type="float">
            <text:p>238,3</text:p>
          </table:table-cell>
          <table:table-cell office:value-type="float" office:value="129.49" calcext:value-type="float">
            <text:p>129,49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6.59" calcext:value-type="float">
            <text:p>6,59</text:p>
          </table:table-cell>
          <table:table-cell office:value-type="float" office:value="6.78" calcext:value-type="float">
            <text:p>6,78</text:p>
          </table:table-cell>
          <table:table-cell office:value-type="float" office:value="7.4" calcext:value-type="float">
            <text:p>7,4</text:p>
          </table:table-cell>
          <table:table-cell office:value-type="float" office:value="6.47" calcext:value-type="float">
            <text:p>6,47</text:p>
          </table:table-cell>
          <table:table-cell office:value-type="float" office:value="9.74" calcext:value-type="float">
            <text:p>9,7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3704.02904761905" calcext:value-type="float">
            <text:p>3704,03</text:p>
          </table:table-cell>
          <table:table-cell table:style-name="ce1" table:formula="of:=AVERAGE([.C2:.C22])" office:value-type="float" office:value="99.2185714285714" calcext:value-type="float">
            <text:p>99,22</text:p>
          </table:table-cell>
          <table:table-cell table:style-name="ce1" table:formula="of:=AVERAGE([.D2:.D22])" office:value-type="float" office:value="116.386666666667" calcext:value-type="float">
            <text:p>116,39</text:p>
          </table:table-cell>
          <table:table-cell table:style-name="ce1" table:formula="of:=AVERAGE([.E2:.E22])" office:value-type="float" office:value="179.754761904762" calcext:value-type="float">
            <text:p>179,75</text:p>
          </table:table-cell>
          <table:table-cell table:style-name="ce1" table:formula="of:=AVERAGE([.F2:.F22])" office:value-type="float" office:value="189.44619047619" calcext:value-type="float">
            <text:p>189,45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3775.7466894414" calcext:value-type="float">
            <text:p>3775,75</text:p>
          </table:table-cell>
          <table:table-cell table:style-name="ce1" table:formula="of:=STDEV([.C2:.C23])" office:value-type="float" office:value="159.752292100278" calcext:value-type="float">
            <text:p>159,75</text:p>
          </table:table-cell>
          <table:table-cell table:style-name="ce1" table:formula="of:=STDEV([.D2:.D23])" office:value-type="float" office:value="141.867473782613" calcext:value-type="float">
            <text:p>141,87</text:p>
          </table:table-cell>
          <table:table-cell table:style-name="ce1" table:formula="of:=STDEV([.E2:.E23])" office:value-type="float" office:value="153.122512935886" calcext:value-type="float">
            <text:p>153,12</text:p>
          </table:table-cell>
          <table:table-cell table:style-name="ce1" table:formula="of:=STDEV([.F2:.F23])" office:value-type="float" office:value="190.808974718451" calcext:value-type="float">
            <text:p>190,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6:12:26.428736136</dc:date>
    <meta:editing-duration>PT22M58S</meta:editing-duration>
    <meta:editing-cycles>6</meta:editing-cycles>
    <meta:generator>LibreOffice/7.3.7.2$Linux_X86_64 LibreOffice_project/30$Build-2</meta:generator>
    <meta:document-statistic meta:table-count="1" meta:cell-count="143" meta:object-count="0"/>
  </office:meta>
</office:document-meta>
</file>